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917f8"/>
    </style:style>
    <style:style style:name="P3" style:family="paragraph" style:parent-style-name="Standard" style:list-style-name="L1">
      <style:text-properties officeooo:paragraph-rsid="001917f8"/>
    </style:style>
    <style:style style:name="P4" style:family="paragraph" style:parent-style-name="Standard">
      <style:text-properties officeooo:rsid="001917f8" officeooo:paragraph-rsid="001917f8"/>
    </style:style>
    <style:style style:name="P5" style:family="paragraph" style:parent-style-name="Standard" style:list-style-name="L2">
      <style:text-properties officeooo:rsid="001917f8" officeooo:paragraph-rsid="001917f8"/>
    </style:style>
    <style:style style:name="P6" style:family="paragraph" style:parent-style-name="Standard">
      <style:text-properties officeooo:rsid="001917f8" officeooo:paragraph-rsid="001a4cbc"/>
    </style:style>
    <style:style style:name="P7" style:family="paragraph" style:parent-style-name="Standard" style:list-style-name="L2">
      <style:text-properties officeooo:paragraph-rsid="001917f8"/>
    </style:style>
    <style:style style:name="T1" style:family="text">
      <style:text-properties officeooo:rsid="00191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17f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a4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de validation de formulaire avec useRef</text:p>
      <text:p text:style-name="P1"/>
      <text:p text:style-name="P2"><text:span text:style-name="T1">1. C</text:span>réer un formulaire avec des champs pour </text:p>
      <text:list xml:id="list2554684183" text:style-name="L1">
        <text:list-item>
          <text:p text:style-name="P3">le nom, </text:p>
        </text:list-item>
        <text:list-item>
          <text:p text:style-name="P3">l'e-mail, </text:p>
        </text:list-item>
        <text:list-item>
          <text:p text:style-name="P3">le mot de passe et la confirmation de mot de passe </text:p>
        </text:list-item>
      </text:list>
      <text:p text:style-name="P2"/>
      <text:p text:style-name="P2"><text:span text:style-name="T1">2. </text:span>Vous <text:span text:style-name="T1">devez</text:span> vérifier que <text:span text:style-name="T1">tous </text:span>les champs sont remplis <text:span text:style-name="T1">et valide lorsque le formulaire est soumis et chaque champs, lorsque l’utlisateur a fini d’introduire ses données.</text:span></text:p>
      <text:list xml:id="list2871261756" text:style-name="L2">
        <text:list-item>
          <text:p text:style-name="P7"><text:span text:style-name="T1">Le nom ne peut pas être vide et ne peux pas contenir de chiffres (tant pis pour les Musk)</text:span></text:p>
        </text:list-item>
        <text:list-item>
          <text:p text:style-name="P5">L’email doit être validé au moyen d’une expression régulière</text:p>
        </text:list-item>
        <text:list-item>
          <text:p text:style-name="P5">Le mot de passe doit contenir au moins</text:p>
          <text:list>
            <text:list-item>
              <text:p text:style-name="P5">1 chiffre</text:p>
            </text:list-item>
            <text:list-item>
              <text:p text:style-name="P5">1 caractère non alphanumérique</text:p>
            </text:list-item>
            <text:list-item>
              <text:p text:style-name="P5">11 caractères</text:p>
            </text:list-item>
          </text:list>
        </text:list-item>
      </text:list>
      <text:p text:style-name="P2"/>
      <text:p text:style-name="Standard"/>
      <text:p text:style-name="Standard"><text:span text:style-name="T1">3. Utilisez 2 états, </text:span><text:span text:style-name="T3">formData</text:span><text:span text:style-name="T1"> pour </text:span>stocker les données du formulaire, <text:span text:style-name="T3">errors</text:span><text:span text:style-name="T1"> pour les </text:span>erreurs.</text:p>
      <text:p text:style-name="Standard"/>
      <text:p text:style-name="P4">4. Utilisez <text:span text:style-name="T2">useRef</text:span> pour créer des références aux champs de saisie du formulaire</text:p>
      <text:p text:style-name="P4"/>
      <text:p text:style-name="P4">5. Écrivez une fonction <text:span text:style-name="T4">handleBlur</text:span> qui sera appelée lorsque l'utilisateur quitte un champ de saisie. Dans cette fonction, vous allez effectuer la validation de saisie et mettre à jour l'état <text:span text:style-name="T2">errors</text:span> en conséquence.</text:p>
      <text:p text:style-name="P6"/>
      <text:p text:style-name="P6"><text:span text:style-name="T5">6</text:span>. Si vous détectez une <text:span text:style-name="T5">ou plusieurs</text:span> erreur<text:span text:style-name="T5">s (au blur ou au submit)</text:span> vous afficherez les messages d’erreur sous le(s) champs concerné(s), et modifierez l’apparence du-dit champs.</text:p>
      <text:p text:style-name="P6"/>
      <text:p text:style-name="P2"><text:span text:style-name="T5">7</text:span><text:span text:style-name="T1">. </text:span><text:span text:style-name="T5">Lors de la soumission du formulaire</text:span><text:span text:style-name="T1">, vous effectuer</text:span><text:span text:style-name="T5">ez</text:span><text:span text:style-name="T1"> </text:span><text:span text:style-name="T5">toutes </text:span><text:span text:style-name="T1">les vérifications et, si tout va bien, </text:span><text:span text:style-name="T5">enverrez </text:span><text:span text:style-name="T1">les données du formulaire au serveur, via une requête POST sur un fichier PHP connecté par PDO à MySQL. </text:span><text:span text:style-name="T5">Ensuite, vous afficherez un message de succès à la place du formulaire d’inscription.<text:tab/>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22:14:11.956797126</meta:creation-date>
    <dc:date>2023-03-05T22:27:16.105166167</dc:date>
    <meta:editing-duration>PT13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47" meta:character-count="1444" meta:non-whitespace-character-count="1218"/>
  </office:meta>
</office:document-meta>
</file>